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322cm" draw:marker-end-width="0.322cm" draw:fill-color="#ffffff" draw:opacity="0%" draw:textarea-horizontal-align="justify" draw:textarea-vertical-align="middle" draw:auto-grow-height="false" fo:min-height="0.647cm" fo:min-width="0cm" fo:padding-top="0.152cm" fo:padding-bottom="0.152cm" fo:padding-left="0.277cm" fo:padding-right="0.277cm"/>
    </style:style>
    <style:style style:name="gr2" style:family="graphic" style:parent-style-name="standard">
      <style:graphic-properties draw:stroke="solid" svg:stroke-width="0.053cm" svg:stroke-color="#000000" draw:marker-start-width="0.322cm" draw:marker-end-width="0.322cm" draw:fill-color="#ffffff" draw:opacity="0%" draw:textarea-horizontal-align="justify" draw:textarea-vertical-align="middle" draw:auto-grow-height="false" fo:min-height="0.005cm" fo:min-width="0cm" fo:padding-top="0.152cm" fo:padding-bottom="0.152cm" fo:padding-left="0.277cm" fo:padding-right="0.277cm"/>
    </style:style>
    <style:style style:name="gr3" style:family="graphic" style:parent-style-name="standard">
      <style:graphic-properties draw:stroke="solid" svg:stroke-width="0.053cm" svg:stroke-color="#000000" draw:marker-start-width="0.322cm" draw:marker-end-width="0.322cm" draw:fill-color="#ffffff" draw:opacity="0%" draw:textarea-horizontal-align="justify" draw:textarea-vertical-align="middle" draw:auto-grow-height="false" fo:min-height="0.959cm" fo:min-width="0.309cm" fo:padding-top="0.152cm" fo:padding-bottom="0.152cm" fo:padding-left="0.277cm" fo:padding-right="0.277cm" draw:shadow="hidden"/>
    </style:style>
    <style:style style:name="P1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43cm" svg:height="1.133cm" svg:x="0.64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9cm" svg:height="1.133cm" svg:x="0.635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42cm" svg:height="1.133cm" svg:x="1.151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43cm" svg:height="1.133cm" svg:x="2.17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43cm" svg:height="1.133cm" svg:x="2.935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42cm" svg:height="1.133cm" svg:x="5.485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1.145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1.655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2.42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2.93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0.758cm" svg:height="1.132cm" svg:x="3.439cm" svg:y="0.453cm" svg:viewBox="0 0 759 1133" svg:d="M599 350l-356 783h-243l356-783zM430 188l85-188h244l-86 188z">
          <text:p/>
        </draw:path>
        <draw:custom-shape draw:style-name="gr2" draw:text-style-name="P1" draw:layer="layout" svg:width="0.758cm" svg:height="1.133cm" svg:x="3.949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4.459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3.949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58cm" svg:height="1.133cm" svg:x="4.969cm" svg:y="0.45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4668.54838709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f2e3ac" draw:end-color="#ec9ba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2.0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06:28:46.128421197</meta:creation-date>
    <dc:date>2022-04-12T06:30:23.226997480</dc:date>
    <meta:editing-duration>PT1M38S</meta:editing-duration>
    <meta:editing-cycles>1</meta:editing-cycles>
    <meta:document-statistic meta:object-count="15"/>
    <meta:generator>LibreOffice/7.3.2.2$Linux_X86_64 LibreOffice_project/30$Build-2</meta:generator>
  </office:meta>
</office:document-meta>
</file>